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58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3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8cm"/>
    </style:style>
    <style:style style:name="gr6" style:family="graphic" style:parent-style-name="objectwithoutfill">
      <style:graphic-properties svg:stroke-width="0.025cm" draw:marker-start-width="0.266cm" draw:marker-end="Arrow" draw:marker-end-width="0.316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7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2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3.36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201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62cm"/>
    </style:style>
    <style:style style:name="gr14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556cm" fo:min-width="0.529cm"/>
    </style:style>
    <style:style style:name="gr15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556cm" fo:min-width="0.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559cm"/>
    </style:style>
    <style:style style:name="gr18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556cm" fo:min-width="0.523cm"/>
    </style:style>
    <style:style style:name="gr19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556cm" fo:min-width="0.832cm"/>
    </style:style>
    <style:style style:name="gr20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.556cm" fo:min-width="0.534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323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2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65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1.182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0.512cm" fo:min-width="0.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27" style:family="graphic" style:parent-style-name="objectwithoutfill">
      <style:graphic-properties draw:stroke="dash" draw:stroke-dash="_32__20_Dots_20_1_20_Dash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4.0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9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8cm" svg:height="0.762cm" svg:x="7.597cm" svg:y="18.4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.651cm" svg:height="0.762cm" svg:x="2.138cm" svg:y="11.93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1.914cm">
            <draw:text-box>
              <text:p>f1</text:p>
            </draw:text-box>
          </draw:frame>
        </draw:g>
        <draw:custom-shape draw:style-name="gr4" draw:text-style-name="P1" draw:layer="layout" svg:width="1.699cm" svg:height="0.762cm" svg:x="4.854cm" svg:y="11.93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78cm" svg:height="0.806cm" svg:x="4.814cm" svg:y="11.922cm">
          <draw:text-box>
            <text:p>f2--f6</text:p>
          </draw:text-box>
        </draw:frame>
        <draw:line draw:style-name="gr6" draw:text-style-name="P3" draw:layer="layout" svg:x1="3.81cm" svg:y1="12.315cm" svg:x2="4.826cm" svg:y2="12.315cm">
          <text:p/>
        </draw:line>
        <draw:frame draw:style-name="gr7" draw:text-style-name="P2" draw:layer="layout" svg:width="1.027cm" svg:height="0.806cm" svg:x="1.097cm" svg:y="11.894cm">
          <draw:text-box>
            <text:p>c2</text:p>
          </draw:text-box>
        </draw:frame>
        <draw:g>
          <draw:custom-shape draw:style-name="gr2" draw:text-style-name="P1" draw:layer="layout" svg:width="1.651cm" svg:height="0.762cm" svg:x="2.138cm" svg:y="13.01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2.998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3.01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2.998cm">
            <draw:text-box>
              <text:p>f2</text:p>
            </draw:text-box>
          </draw:frame>
        </draw:g>
        <draw:line draw:style-name="gr6" draw:text-style-name="P3" draw:layer="layout" svg:x1="3.81cm" svg:y1="13.399cm" svg:x2="4.826cm" svg:y2="13.399cm">
          <text:p/>
        </draw:line>
        <draw:custom-shape draw:style-name="gr8" draw:text-style-name="P1" draw:layer="layout" svg:width="1.615cm" svg:height="0.762cm" svg:x="7.675cm" svg:y="13.01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7.651cm" svg:y="12.965cm">
          <draw:text-box>
            <text:p>f3--f6</text:p>
          </draw:text-box>
        </draw:frame>
        <draw:line draw:style-name="gr6" draw:text-style-name="P3" draw:layer="layout" svg:x1="6.603cm" svg:y1="13.399cm" svg:x2="7.619cm" svg:y2="13.399cm">
          <text:p/>
        </draw:line>
        <draw:frame draw:style-name="gr7" draw:text-style-name="P2" draw:layer="layout" svg:width="1.027cm" svg:height="0.806cm" svg:x="1.097cm" svg:y="12.978cm">
          <draw:text-box>
            <text:p>c3</text:p>
          </draw:text-box>
        </draw:frame>
        <draw:g>
          <draw:custom-shape draw:style-name="gr2" draw:text-style-name="P1" draw:layer="layout" svg:width="1.651cm" svg:height="0.762cm" svg:x="2.138cm" svg:y="14.10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4.083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4.10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4.083cm">
            <draw:text-box>
              <text:p>f2</text:p>
            </draw:text-box>
          </draw:frame>
        </draw:g>
        <draw:line draw:style-name="gr6" draw:text-style-name="P3" draw:layer="layout" svg:x1="3.81cm" svg:y1="14.484cm" svg:x2="4.826cm" svg:y2="14.484cm">
          <text:p/>
        </draw:line>
        <draw:g>
          <draw:custom-shape draw:style-name="gr2" draw:text-style-name="P1" draw:layer="layout" svg:width="1.651cm" svg:height="0.762cm" svg:x="7.657cm" svg:y="14.10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7.971cm" svg:y="14.083cm">
            <draw:text-box>
              <text:p>f3</text:p>
            </draw:text-box>
          </draw:frame>
        </draw:g>
        <draw:line draw:style-name="gr6" draw:text-style-name="P3" draw:layer="layout" svg:x1="6.603cm" svg:y1="14.484cm" svg:x2="7.619cm" svg:y2="14.484cm">
          <text:p/>
        </draw:line>
        <draw:custom-shape draw:style-name="gr1" draw:text-style-name="P1" draw:layer="layout" svg:width="1.658cm" svg:height="0.762cm" svg:x="10.4cm" svg:y="14.10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10.398cm" svg:y="14.081cm">
          <draw:text-box>
            <text:p>f4--f6</text:p>
          </draw:text-box>
        </draw:frame>
        <draw:line draw:style-name="gr6" draw:text-style-name="P3" draw:layer="layout" svg:x1="9.363cm" svg:y1="14.484cm" svg:x2="10.379cm" svg:y2="14.484cm">
          <text:p/>
        </draw:line>
        <draw:frame draw:style-name="gr7" draw:text-style-name="P2" draw:layer="layout" svg:width="1.027cm" svg:height="0.806cm" svg:x="1.097cm" svg:y="14.063cm">
          <draw:text-box>
            <text:p>c4</text:p>
          </draw:text-box>
        </draw:frame>
        <draw:custom-shape draw:style-name="gr10" draw:text-style-name="P1" draw:layer="layout" svg:width="1.661cm" svg:height="0.762cm" svg:x="2.133cm" svg:y="10.84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905cm" svg:height="0.889cm" svg:x="2.143cm" svg:y="10.779cm">
          <draw:text-box>
            <text:p>f1--f6</text:p>
          </draw:text-box>
        </draw:frame>
        <draw:frame draw:style-name="gr7" draw:text-style-name="P2" draw:layer="layout" svg:width="1.027cm" svg:height="0.806cm" svg:x="1.097cm" svg:y="10.809cm">
          <draw:text-box>
            <text:p>c1</text:p>
          </draw:text-box>
        </draw:frame>
        <draw:g>
          <draw:custom-shape draw:style-name="gr2" draw:text-style-name="P1" draw:layer="layout" svg:width="1.651cm" svg:height="0.762cm" svg:x="2.138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2.452cm" svg:y="15.167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5.167cm">
            <draw:text-box>
              <text:p>f2</text:p>
            </draw:text-box>
          </draw:frame>
        </draw:g>
        <draw:line draw:style-name="gr6" draw:text-style-name="P3" draw:layer="layout" svg:x1="3.81cm" svg:y1="15.568cm" svg:x2="4.826cm" svg:y2="15.568cm">
          <text:p/>
        </draw:line>
        <draw:g>
          <draw:custom-shape draw:style-name="gr2" draw:text-style-name="P1" draw:layer="layout" svg:width="1.651cm" svg:height="0.762cm" svg:x="7.657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7.971cm" svg:y="15.167cm">
            <draw:text-box>
              <text:p>f3</text:p>
            </draw:text-box>
          </draw:frame>
        </draw:g>
        <draw:line draw:style-name="gr6" draw:text-style-name="P3" draw:layer="layout" svg:x1="6.603cm" svg:y1="15.568cm" svg:x2="7.619cm" svg:y2="15.568cm">
          <text:p/>
        </draw:line>
        <draw:g>
          <draw:custom-shape draw:style-name="gr2" draw:text-style-name="P1" draw:layer="layout" svg:width="1.651cm" svg:height="0.762cm" svg:x="10.404cm" svg:y="15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0.718cm" svg:y="15.167cm">
            <draw:text-box>
              <text:p>f4</text:p>
            </draw:text-box>
          </draw:frame>
        </draw:g>
        <draw:line draw:style-name="gr6" draw:text-style-name="P3" draw:layer="layout" svg:x1="9.363cm" svg:y1="15.568cm" svg:x2="10.379cm" svg:y2="15.568cm">
          <text:p/>
        </draw:line>
        <draw:custom-shape draw:style-name="gr12" draw:text-style-name="P1" draw:layer="layout" svg:width="1.701cm" svg:height="0.762cm" svg:x="13.162cm" svg:y="15.18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13.181cm" svg:y="15.18cm">
          <draw:text-box>
            <text:p>f5--f6</text:p>
          </draw:text-box>
        </draw:frame>
        <draw:line draw:style-name="gr6" draw:text-style-name="P3" draw:layer="layout" svg:x1="12.123cm" svg:y1="15.568cm" svg:x2="13.139cm" svg:y2="15.568cm">
          <text:p/>
        </draw:line>
        <draw:frame draw:style-name="gr7" draw:text-style-name="P2" draw:layer="layout" svg:width="1.027cm" svg:height="0.806cm" svg:x="1.097cm" svg:y="15.147cm">
          <draw:text-box>
            <text:p>c5</text:p>
          </draw:text-box>
        </draw:frame>
        <draw:g>
          <draw:custom-shape draw:style-name="gr13" draw:text-style-name="P1" draw:layer="layout" svg:width="1.662cm" svg:height="0.762cm" svg:x="2.145cm" svg:y="16.27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1.029cm" svg:height="0.806cm" svg:x="2.461cm" svg:y="16.252cm">
            <draw:text-box>
              <text:p>f1</text:p>
            </draw:text-box>
          </draw:frame>
        </draw:g>
        <draw:g>
          <draw:custom-shape draw:style-name="gr13" draw:text-style-name="P1" draw:layer="layout" svg:width="1.662cm" svg:height="0.762cm" svg:x="4.872cm" svg:y="16.27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1.03cm" svg:height="0.806cm" svg:x="5.188cm" svg:y="16.252cm">
            <draw:text-box>
              <text:p>f2</text:p>
            </draw:text-box>
          </draw:frame>
        </draw:g>
        <draw:line draw:style-name="gr6" draw:text-style-name="P3" draw:layer="layout" svg:x1="3.807cm" svg:y1="16.653cm" svg:x2="4.83cm" svg:y2="16.653cm">
          <text:p/>
        </draw:line>
        <draw:g>
          <draw:custom-shape draw:style-name="gr13" draw:text-style-name="P1" draw:layer="layout" svg:width="1.662cm" svg:height="0.762cm" svg:x="7.651cm" svg:y="16.27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1.03cm" svg:height="0.806cm" svg:x="7.967cm" svg:y="16.252cm">
            <draw:text-box>
              <text:p>f3</text:p>
            </draw:text-box>
          </draw:frame>
        </draw:g>
        <draw:line draw:style-name="gr6" draw:text-style-name="P3" draw:layer="layout" svg:x1="6.6cm" svg:y1="16.653cm" svg:x2="7.623cm" svg:y2="16.653cm">
          <text:p/>
        </draw:line>
        <draw:g>
          <draw:custom-shape draw:style-name="gr13" draw:text-style-name="P1" draw:layer="layout" svg:width="1.662cm" svg:height="0.762cm" svg:x="10.398cm" svg:y="16.27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1.03cm" svg:height="0.806cm" svg:x="10.714cm" svg:y="16.252cm">
            <draw:text-box>
              <text:p>f4</text:p>
            </draw:text-box>
          </draw:frame>
        </draw:g>
        <draw:line draw:style-name="gr6" draw:text-style-name="P3" draw:layer="layout" svg:x1="9.36cm" svg:y1="16.653cm" svg:x2="10.383cm" svg:y2="16.653cm">
          <text:p/>
        </draw:line>
        <draw:custom-shape draw:style-name="gr13" draw:text-style-name="P1" draw:layer="layout" svg:width="1.662cm" svg:height="0.762cm" svg:x="13.181cm" svg:y="16.27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03cm" svg:height="0.806cm" svg:x="13.497cm" svg:y="16.252cm">
          <draw:text-box>
            <text:p>f5</text:p>
          </draw:text-box>
        </draw:frame>
        <draw:line draw:style-name="gr6" draw:text-style-name="P3" draw:layer="layout" svg:x1="12.12cm" svg:y1="16.653cm" svg:x2="13.143cm" svg:y2="16.653cm">
          <text:p/>
        </draw:line>
        <draw:custom-shape draw:style-name="gr2" draw:text-style-name="P1" draw:layer="layout" svg:width="1.651cm" svg:height="0.762cm" svg:x="15.859cm" svg:y="16.272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143cm" svg:height="0.877cm" svg:x="16.267cm" svg:y="16.252cm">
          <draw:text-box>
            <text:p>f6</text:p>
          </draw:text-box>
        </draw:frame>
        <draw:line draw:style-name="gr6" draw:text-style-name="P3" draw:layer="layout" svg:x1="14.839cm" svg:y1="16.621cm" svg:x2="15.835cm" svg:y2="16.621cm">
          <text:p/>
        </draw:line>
        <draw:frame draw:style-name="gr17" draw:text-style-name="P2" draw:layer="layout" svg:width="1.059cm" svg:height="0.806cm" svg:x="1.081cm" svg:y="16.232cm">
          <draw:text-box>
            <text:p>c6</text:p>
          </draw:text-box>
        </draw:frame>
        <draw:g>
          <draw:custom-shape draw:style-name="gr2" draw:text-style-name="P1" draw:layer="layout" svg:width="1.651cm" svg:height="0.762cm" svg:x="2.138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2.452cm" svg:y="17.336cm">
            <draw:text-box>
              <text:p>f1</text:p>
            </draw:text-box>
          </draw:frame>
        </draw:g>
        <draw:g>
          <draw:custom-shape draw:style-name="gr2" draw:text-style-name="P1" draw:layer="layout" svg:width="1.651cm" svg:height="0.762cm" svg:x="4.878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5.192cm" svg:y="17.336cm">
            <draw:text-box>
              <text:p>f2</text:p>
            </draw:text-box>
          </draw:frame>
        </draw:g>
        <draw:line draw:style-name="gr6" draw:text-style-name="P3" draw:layer="layout" svg:x1="3.81cm" svg:y1="17.737cm" svg:x2="4.826cm" svg:y2="17.737cm">
          <text:p/>
        </draw:line>
        <draw:g>
          <draw:custom-shape draw:style-name="gr2" draw:text-style-name="P1" draw:layer="layout" svg:width="1.651cm" svg:height="0.762cm" svg:x="7.657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7.971cm" svg:y="17.336cm">
            <draw:text-box>
              <text:p>f3</text:p>
            </draw:text-box>
          </draw:frame>
        </draw:g>
        <draw:line draw:style-name="gr6" draw:text-style-name="P3" draw:layer="layout" svg:x1="6.603cm" svg:y1="17.737cm" svg:x2="7.619cm" svg:y2="17.737cm">
          <text:p/>
        </draw:line>
        <draw:g>
          <draw:custom-shape draw:style-name="gr2" draw:text-style-name="P1" draw:layer="layout" svg:width="1.651cm" svg:height="0.762cm" svg:x="10.404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0.718cm" svg:y="17.336cm">
            <draw:text-box>
              <text:p>f4</text:p>
            </draw:text-box>
          </draw:frame>
        </draw:g>
        <draw:line draw:style-name="gr6" draw:text-style-name="P3" draw:layer="layout" svg:x1="9.363cm" svg:y1="17.737cm" svg:x2="10.379cm" svg:y2="17.737cm">
          <text:p/>
        </draw:line>
        <draw:g>
          <draw:custom-shape draw:style-name="gr2" draw:text-style-name="P1" draw:layer="layout" svg:width="1.651cm" svg:height="0.762cm" svg:x="13.187cm" svg:y="17.3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3.501cm" svg:y="17.336cm">
            <draw:text-box>
              <text:p>f5</text:p>
            </draw:text-box>
          </draw:frame>
        </draw:g>
        <draw:line draw:style-name="gr6" draw:text-style-name="P3" draw:layer="layout" svg:x1="12.123cm" svg:y1="17.737cm" svg:x2="13.139cm" svg:y2="17.737cm">
          <text:p/>
        </draw:line>
        <draw:custom-shape draw:style-name="gr2" draw:text-style-name="P1" draw:layer="layout" svg:width="1.651cm" svg:height="0.762cm" svg:x="15.893cm" svg:y="17.356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332cm" svg:height="0.806cm" svg:x="16.107cm" svg:y="17.336cm">
          <draw:text-box>
            <text:p>f5.2</text:p>
          </draw:text-box>
        </draw:frame>
        <draw:line draw:style-name="gr6" draw:text-style-name="P3" draw:layer="layout" svg:x1="14.829cm" svg:y1="17.737cm" svg:x2="15.845cm" svg:y2="17.737cm">
          <text:p/>
        </draw:line>
        <draw:custom-shape draw:style-name="gr2" draw:text-style-name="P1" draw:layer="layout" svg:width="1.651cm" svg:height="0.762cm" svg:x="18.648cm" svg:y="17.356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.034cm" svg:height="0.806cm" svg:x="19.062cm" svg:y="17.336cm">
          <draw:text-box>
            <text:p>f6</text:p>
          </draw:text-box>
        </draw:frame>
        <draw:line draw:style-name="gr6" draw:text-style-name="P3" draw:layer="layout" svg:x1="17.586cm" svg:y1="17.737cm" svg:x2="18.602cm" svg:y2="17.737cm">
          <text:p/>
        </draw:line>
        <draw:frame draw:style-name="gr7" draw:text-style-name="P2" draw:layer="layout" svg:width="1.027cm" svg:height="0.806cm" svg:x="1.097cm" svg:y="17.316cm">
          <draw:text-box>
            <text:p>c7</text:p>
          </draw:text-box>
        </draw:frame>
        <draw:custom-shape draw:style-name="gr2" draw:text-style-name="P1" draw:layer="layout" svg:width="1.651cm" svg:height="0.762cm" svg:x="2.093cm" svg:y="1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81cm" svg:y1="18.853cm" svg:x2="4.826cm" svg:y2="18.853cm">
          <text:p/>
        </draw:line>
        <draw:line draw:style-name="gr6" draw:text-style-name="P3" draw:layer="layout" svg:x1="6.629cm" svg:y1="18.907cm" svg:x2="7.645cm" svg:y2="18.907cm">
          <text:p/>
        </draw:line>
        <draw:frame draw:style-name="gr17" draw:text-style-name="P2" draw:layer="layout" svg:width="1.052cm" svg:height="0.806cm" svg:x="1.084cm" svg:y="18.432cm">
          <draw:text-box>
            <text:p>c8</text:p>
          </draw:text-box>
        </draw:frame>
        <draw:frame draw:style-name="gr18" draw:text-style-name="P4" draw:layer="layout" svg:width="1.023cm" svg:height="0.806cm" svg:x="7.983cm" svg:y="18.526cm">
          <draw:text-box>
            <text:p>f6</text:p>
          </draw:text-box>
        </draw:frame>
        <draw:g>
          <draw:custom-shape draw:style-name="gr2" draw:text-style-name="P1" draw:layer="layout" svg:width="1.651cm" svg:height="0.762cm" svg:x="4.878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5.192cm" svg:y="17.336cm">
            <draw:text-box>
              <text:p>f2</text:p>
            </draw:text-box>
          </draw:frame>
        </draw:g>
        <draw:g>
          <draw:custom-shape draw:style-name="gr2" draw:text-style-name="P1" draw:layer="layout" svg:width="1.651cm" svg:height="0.762cm" svg:x="7.657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7.971cm" svg:y="17.336cm">
            <draw:text-box>
              <text:p>f3</text:p>
            </draw:text-box>
          </draw:frame>
        </draw:g>
        <draw:line draw:style-name="gr6" draw:text-style-name="P3" draw:layer="layout" svg:x1="6.603cm" svg:y1="17.737cm" svg:x2="7.619cm" svg:y2="17.737cm">
          <text:p/>
        </draw:line>
        <draw:g>
          <draw:custom-shape draw:style-name="gr2" draw:text-style-name="P1" draw:layer="layout" svg:width="1.651cm" svg:height="0.762cm" svg:x="10.404cm" svg:y="17.3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4" draw:layer="layout" svg:width="1.023cm" svg:height="0.806cm" svg:x="10.718cm" svg:y="17.336cm">
            <draw:text-box>
              <text:p>f4</text:p>
            </draw:text-box>
          </draw:frame>
        </draw:g>
        <draw:line draw:style-name="gr6" draw:text-style-name="P3" draw:layer="layout" svg:x1="9.363cm" svg:y1="17.737cm" svg:x2="10.379cm" svg:y2="17.737cm">
          <text:p/>
        </draw:line>
        <draw:custom-shape draw:style-name="gr2" draw:text-style-name="P1" draw:layer="layout" svg:width="1.651cm" svg:height="0.762cm" svg:x="13.187cm" svg:y="17.35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332cm" svg:height="0.806cm" svg:x="13.401cm" svg:y="17.336cm">
          <draw:text-box>
            <text:p>f5.1</text:p>
          </draw:text-box>
        </draw:frame>
        <draw:line draw:style-name="gr6" draw:text-style-name="P3" draw:layer="layout" svg:x1="12.123cm" svg:y1="17.737cm" svg:x2="13.139cm" svg:y2="17.737cm">
          <text:p/>
        </draw:line>
        <draw:custom-shape draw:style-name="gr21" draw:text-style-name="P1" draw:layer="layout" svg:width="1.823cm" svg:height="0.762cm" svg:x="4.792cm" svg:y="18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1.662cm" svg:height="0.806cm" svg:x="4.884cm" svg:y="18.526cm">
          <draw:text-box>
            <text:p>f2--f5</text:p>
          </draw:text-box>
        </draw:frame>
        <draw:frame draw:style-name="gr18" draw:text-style-name="P4" draw:layer="layout" svg:width="1.023cm" svg:height="0.806cm" svg:x="2.351cm" svg:y="18.47cm">
          <draw:text-box>
            <text:p>f1</text:p>
          </draw:text-box>
        </draw:frame>
        <draw:custom-shape draw:style-name="gr2" draw:text-style-name="P1" draw:layer="layout" svg:width="1.651cm" svg:height="0.762cm" svg:x="2.072cm" svg:y="19.5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23cm" svg:height="0.806cm" svg:x="2.386cm" svg:y="19.533cm">
          <draw:text-box>
            <text:p>f1</text:p>
          </draw:text-box>
        </draw:frame>
        <draw:g>
          <draw:custom-shape draw:style-name="gr22" draw:text-style-name="P1" draw:layer="layout" svg:width="1.719cm" svg:height="0.762cm" svg:x="4.811cm" svg:y="19.55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1.065cm" svg:height="0.806cm" svg:x="5.138cm" svg:y="19.533cm">
            <draw:text-box>
              <text:p>f2</text:p>
            </draw:text-box>
          </draw:frame>
        </draw:g>
        <draw:line draw:style-name="gr6" draw:text-style-name="P3" draw:layer="layout" svg:x1="3.811cm" svg:y1="19.934cm" svg:x2="4.827cm" svg:y2="19.934cm">
          <text:p/>
        </draw:line>
        <draw:custom-shape draw:style-name="gr24" draw:text-style-name="P1" draw:layer="layout" svg:width="1.682cm" svg:height="0.762cm" svg:x="7.574cm" svg:y="19.55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62cm" svg:height="0.806cm" svg:x="7.578cm" svg:y="19.552cm">
          <draw:text-box>
            <text:p>f3--f4</text:p>
          </draw:text-box>
        </draw:frame>
        <draw:line draw:style-name="gr6" draw:text-style-name="P3" draw:layer="layout" svg:x1="6.516cm" svg:y1="19.934cm" svg:x2="7.532cm" svg:y2="19.934cm">
          <text:p/>
        </draw:line>
        <draw:g>
          <draw:custom-shape draw:style-name="gr2" draw:text-style-name="P1" draw:layer="layout" svg:width="1.651cm" svg:height="0.762cm" svg:x="10.405cm" svg:y="19.5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23cm" svg:height="0.806cm" svg:x="10.719cm" svg:y="19.533cm">
            <draw:text-box>
              <text:p>f5</text:p>
            </draw:text-box>
          </draw:frame>
        </draw:g>
        <draw:line draw:style-name="gr6" draw:text-style-name="P3" draw:layer="layout" svg:x1="9.318cm" svg:y1="19.934cm" svg:x2="10.334cm" svg:y2="19.934cm">
          <text:p/>
        </draw:line>
        <draw:custom-shape draw:style-name="gr25" draw:text-style-name="P1" draw:layer="layout" svg:width="1.49cm" svg:height="0.762cm" svg:x="13.268cm" svg:y="19.5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23cm" svg:height="0.806cm" svg:x="13.502cm" svg:y="19.569cm">
          <draw:text-box>
            <text:p>f6</text:p>
          </draw:text-box>
        </draw:frame>
        <draw:line draw:style-name="gr6" draw:text-style-name="P3" draw:layer="layout" svg:x1="12.13cm" svg:y1="19.95cm" svg:x2="13.146cm" svg:y2="19.95cm">
          <text:p/>
        </draw:line>
        <draw:frame draw:style-name="gr26" draw:text-style-name="P2" draw:layer="layout" svg:width="1.302cm" svg:height="0.806cm" svg:x="1.098cm" svg:y="19.513cm">
          <draw:text-box>
            <text:p>c9</text:p>
          </draw:text-box>
        </draw:frame>
        <draw:line draw:style-name="gr27" draw:text-style-name="P3" draw:layer="layout" svg:x1="4.202cm" svg:y1="10.017cm" svg:x2="4.202cm" svg:y2="20.811cm">
          <text:p/>
        </draw:line>
        <draw:line draw:style-name="gr27" draw:text-style-name="P3" draw:layer="layout" svg:x1="17.902cm" svg:y1="10.018cm" svg:x2="17.902cm" svg:y2="20.812cm">
          <text:p/>
        </draw:line>
        <draw:line draw:style-name="gr27" draw:text-style-name="P3" draw:layer="layout" svg:x1="15.202cm" svg:y1="10.018cm" svg:x2="15.202cm" svg:y2="20.812cm">
          <text:p/>
        </draw:line>
        <draw:line draw:style-name="gr27" draw:text-style-name="P3" draw:layer="layout" svg:x1="12.502cm" svg:y1="10.018cm" svg:x2="12.502cm" svg:y2="20.812cm">
          <text:p/>
        </draw:line>
        <draw:line draw:style-name="gr27" draw:text-style-name="P3" draw:layer="layout" svg:x1="9.702cm" svg:y1="10.018cm" svg:x2="9.702cm" svg:y2="20.812cm">
          <text:p/>
        </draw:line>
        <draw:line draw:style-name="gr27" draw:text-style-name="P3" draw:layer="layout" svg:x1="6.902cm" svg:y1="10.018cm" svg:x2="6.902cm" svg:y2="20.812cm">
          <text:p/>
        </draw:line>
        <draw:custom-shape draw:style-name="gr28" draw:text-style-name="P5" draw:layer="layout" svg:width="4.572cm" svg:height="1.143cm" svg:x="12.811cm" svg:y="11.414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.992cm" svg:height="0.806cm" svg:x="2.056cm" svg:y="9.809cm">
          <draw:text-box>
            <text:p>stage1</text:p>
          </draw:text-box>
        </draw:frame>
        <draw:frame draw:style-name="gr29" draw:text-style-name="P2" draw:layer="layout" svg:width="1.992cm" svg:height="0.806cm" svg:x="4.556cm" svg:y="9.809cm">
          <draw:text-box>
            <text:p>stage2</text:p>
          </draw:text-box>
        </draw:frame>
        <draw:frame draw:style-name="gr29" draw:text-style-name="P2" draw:layer="layout" svg:width="1.992cm" svg:height="0.806cm" svg:x="7.356cm" svg:y="9.809cm">
          <draw:text-box>
            <text:p>stage3</text:p>
          </draw:text-box>
        </draw:frame>
        <draw:frame draw:style-name="gr29" draw:text-style-name="P2" draw:layer="layout" svg:width="1.992cm" svg:height="0.806cm" svg:x="10.256cm" svg:y="9.809cm">
          <draw:text-box>
            <text:p>stage4</text:p>
          </draw:text-box>
        </draw:frame>
        <draw:frame draw:style-name="gr29" draw:text-style-name="P2" draw:layer="layout" svg:width="1.992cm" svg:height="0.806cm" svg:x="12.856cm" svg:y="9.809cm">
          <draw:text-box>
            <text:p>stage5</text:p>
          </draw:text-box>
        </draw:frame>
        <draw:frame draw:style-name="gr29" draw:text-style-name="P2" draw:layer="layout" svg:width="1.992cm" svg:height="0.806cm" svg:x="15.456cm" svg:y="9.809cm">
          <draw:text-box>
            <text:p>stage6</text:p>
          </draw:text-box>
        </draw:frame>
        <draw:frame draw:style-name="gr29" draw:text-style-name="P2" draw:layer="layout" svg:width="1.992cm" svg:height="0.806cm" svg:x="17.956cm" svg:y="9.809cm">
          <draw:text-box>
            <text:p>stage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5:28:45.088598039</meta:creation-date>
    <dc:date>2017-11-04T12:57:34.506327129</dc:date>
    <meta:editing-duration>PT4H24M36S</meta:editing-duration>
    <meta:editing-cycles>85</meta:editing-cycles>
    <meta:generator>LibreOffice/5.1.6.2$Linux_X86_64 LibreOffice_project/10m0$Build-2</meta:generator>
    <meta:document-statistic meta:object-count="157"/>
  </office:meta>
</office:document-meta>
</file>